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A6A6A6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fo:background-color="#A6A6A6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D9D9D9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D9D9D9"/>
    </style:style>
    <style:style style:name="ce14" style:family="table-cell" style:parent-style-name="Default" style:data-style-name="N0">
      <style:table-cell-properties fo:border="thin solid #000000" style:vertical-align="top" fo:background-color="transparen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10.583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7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number-columns-spanned="4" table:number-rows-spanned="1" table:style-name="ce18">
            <text:p>{{ naslov_data.tip_dokumenta }}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9">
            <text:p>oznaka dokumenta</text:p>
          </table:table-cell>
          <table:covered-table-cell/>
          <table:table-cell office:value-type="string" table:number-columns-spanned="2" table:number-rows-spanned="1" table:style-name="ce19">
            <text:p>{{ naslov_data.st_dokumenta }}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number-columns-spanned="2" table:number-rows-spanned="1" table:style-name="ce19">
            <text:p>stroškovno mesto</text:p>
          </table:table-cell>
          <table:covered-table-cell/>
          <table:table-cell office:value-type="string" table:number-columns-spanned="2" table:number-rows-spanned="1" table:style-name="ce20">
            <text:p>({{ naslov_data.stroskovnomesto.oznaka }}) {{ naslov_data.stroskovnomesto.naziv }}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9">
            <text:p>obračunsko obdobje</text:p>
          </table:table-cell>
          <table:covered-table-cell/>
          <table:table-cell office:value-type="string" table:number-columns-spanned="2" table:number-rows-spanned="1" table:style-name="ce20">
            <text:p>{{ naslov_data.obdobje_od }} - {{ naslov_data.obdobje_do }}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number-columns-spanned="2" table:number-rows-spanned="1" table:style-name="ce19">
            <text:p>naročnik</text:p>
          </table:table-cell>
          <table:covered-table-cell/>
          <table:table-cell office:value-type="string" table:number-columns-spanned="2" table:number-rows-spanned="1" table:style-name="ce19">
            <text:p>{{ naslov_data.narocnik }}</text:p>
          </table:table-cell>
          <table:covered-table-cell/>
          <table:table-cell table:number-columns-repeated="16380" table:style-name="ce1"/>
        </table:table-row>
        <table:table-row table:style-name="ro2">
          <table:table-cell office:value-type="string" table:number-columns-spanned="2" table:number-rows-spanned="1" table:style-name="ce19">
            <text:p>naročilo</text:p>
          </table:table-cell>
          <table:covered-table-cell/>
          <table:table-cell office:value-type="string" table:number-columns-spanned="2" table:number-rows-spanned="1" table:style-name="ce19">
            <text:p>{{ naslov_data.narocilo }}</text:p>
          </table:table-cell>
          <table:covered-table-cell/>
          <table:table-cell table:number-columns-repeated="16380" table:style-name="ce1"/>
        </table:table-row>
        <table:table-row table:style-name="ro2">
          <table:table-cell table:style-name="ce3"/>
          <table:table-cell table:number-columns-repeated="3" table:style-name="ce4"/>
          <table:table-cell table:number-columns-repeated="16380" table:style-name="ce1"/>
        </table:table-row>
        <table:table-row table:style-name="ro2">
          <table:table-cell office:value-type="string" table:style-name="ce3">
            <text:p>{% for dn, dela_filtered_list, vrstadel_cas_list, material in dn_list %}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4">
          <table:table-cell office:value-type="string" table:style-name="ce6">
            <text:p>{{ forloop.counter }}</text:p>
          </table:table-cell>
          <table:table-cell office:value-type="string" table:style-name="ce7">
            <text:p>Opravilo</text:p>
          </table:table-cell>
          <table:table-cell office:value-type="string" table:style-name="ce8">
            <text:p>{{ dn.opravilo.oznaka }} | {{ dn.opravilo.naziv }}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style-name="ce5">
            <text:p>Delovni nalog</text:p>
          </table:table-cell>
          <table:table-cell office:value-type="string" table:style-name="ce10">
            <text:p>{{ dn.oznaka }}</text:p>
          </table:table-cell>
          <table:table-cell table:style-name="ce5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1">
            <text:p>Delo<text:s/></text:p>
          </table:table-cell>
          <table:table-cell table:style-name="ce12"/>
          <table:table-cell table:style-name="ce13"/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for delo in dela_filtered_list %}({{ delo.vrsta_dela.oznaka }}) {{ delo.naziv }} | {{ delo.datum }} | {{ delo.time_start }} | {{ delo.delavec.ime }} {{ delo.delavec.priimek }}</text:p>
          </table:table-cell>
          <table:covered-table-cell/>
          <table:table-cell office:value-type="string" table:style-name="ce9">
            <text:p>{{ delo.delo_cas_rac }} UR</text:p>
          </table:table-cell>
          <table:table-cell table:number-columns-repeated="16380" table:style-name="ce1"/>
        </table:table-row>
        <table:table-row table:style-name="ro2">
          <table:table-cell table:style-name="ce9"/>
          <table:table-cell office:value-type="string" table:number-columns-spanned="2" table:number-rows-spanned="1" table:style-name="ce19">
            <text:p>{% endfor %}</text:p>
          </table:table-cell>
          <table:covered-table-cell/>
          <table:table-cell table:style-name="ce14"/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5">
            <text:p>Σ {% for delo_vrsta in vrstadel_cas_list %}</text:p>
          </table:table-cell>
          <table:table-cell office:value-type="string" table:style-name="ce5">
            <text:p>({{ delo_vrsta.vrsta_dela__oznaka }}) {{ delo_vrsta.vrsta_dela__naziv }}</text:p>
          </table:table-cell>
          <table:table-cell office:value-type="string" table:style-name="ce14">
            <text:p>{{ delo_vrsta.vrstadela_cas_rac_sum }} UR</text:p>
          </table:table-cell>
          <table:table-cell table:number-columns-repeated="16380" table:style-name="ce1"/>
        </table:table-row>
        <table:table-row table:style-name="ro3">
          <table:table-cell table:style-name="ce9"/>
          <table:table-cell office:value-type="string" table:style-name="ce16">
            <text:p>{% endfor %} {% if material %}</text:p>
          </table:table-cell>
          <table:table-cell table:style-name="ce10"/>
          <table:table-cell table:style-name="ce14"/>
          <table:table-cell table:number-columns-repeated="16380" table:style-name="ce1"/>
        </table:table-row>
        <table:table-row table:style-name="ro4">
          <table:table-cell table:style-name="ce9"/>
          <table:table-cell office:value-type="string" table:style-name="ce11">
            <text:p>Material<text:s/></text:p>
          </table:table-cell>
          <table:table-cell table:number-columns-repeated="2" table:style-name="ce12"/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number-columns-spanned="2" table:number-rows-spanned="1" table:style-name="ce19">
            <text:p>{% for material in material %}({{ material.artikel.oznaka }}) {{ material.artikel.naziv }}</text:p>
          </table:table-cell>
          <table:covered-table-cell/>
          <table:table-cell office:value-type="string" table:style-name="ce14">
            <text:p>{{ material.kom }} KOM</text:p>
          </table:table-cell>
          <table:table-cell table:number-columns-repeated="16380" table:style-name="ce1"/>
        </table:table-row>
        <table:table-row table:style-name="ro5">
          <table:table-cell table:style-name="ce9"/>
          <table:table-cell office:value-type="string" table:style-name="ce5">
            <text:p>{% endfor %}{% endif %}</text:p>
          </table:table-cell>
          <table:table-cell table:style-name="ce5"/>
          <table:table-cell table:style-name="ce14"/>
          <table:table-cell table:number-columns-repeated="16380" table:style-name="ce1"/>
        </table:table-row>
        <table:table-row table:style-name="ro2">
          <table:table-cell office:value-type="string" table:style-name="ce17">
            <text:p>{% endfor %}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style-name="ce17"/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7">
            <text:p>Pripravil: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7">
            <text:p>Vasja Pavlovič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17">
            <text:p>EDAFM, upravljanje stavb, d.o.o.</text:p>
          </table:table-cell>
          <table:table-cell table:number-columns-repeated="16383" table:style-name="ce2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style:region-right>
          <text:p>EDAFM, upravljanje stavb, d.o.o.</text:p>
        </style:region-right>
      </style:header>
      <style:header-left style:display="false"/>
      <style:footer>
        <text:p>Stran <text:page-number>1</text:page-number><text:s/>od<text:s/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668</meta:generator>
    <meta:initial-creator>pavlovicv</meta:initial-creator>
    <dc:creator>pavlovicv</dc:creator>
    <meta:creation-date>2017-05-18T07:31:02Z</meta:creation-date>
    <dc:date>2017-05-21T10:32:32Z</dc:date>
    <meta:print-date>2017-05-18T08:49:13Z</meta:print-date>
  </office:meta>
</office:document-meta>
</file>